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2028" officeooo:paragraph-rsid="0009202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f4795" officeooo:paragraph-rsid="000f4795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4c12e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509a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092028" officeooo:paragraph-rsid="00092028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2028" officeooo:paragraph-rsid="00092028" style:font-name-asian="OzHandicraft BT" style:font-size-asian="16pt" style:font-name-complex="OzHandicraft BT" style:font-size-complex="16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092028" officeooo:paragraph-rsid="0018c6a8" style:font-name-asian="OLIVEOIL" style:font-size-asian="12pt" style:font-weight-asian="bold" style:font-name-complex="OLIVEOIL" style:font-size-complex="12pt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2028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8c38a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08c38a" style:font-size-asian="16pt" style:font-size-complex="16pt"/>
    </style:style>
    <style:style style:name="T13" style:family="text">
      <style:text-properties officeooo:rsid="00092028"/>
    </style:style>
    <style:style style:name="T14" style:family="text">
      <style:text-properties officeooo:rsid="000998cc"/>
    </style:style>
    <style:style style:name="T15" style:family="text">
      <style:text-properties officeooo:rsid="000b6cb0"/>
    </style:style>
    <style:style style:name="T16" style:family="text">
      <style:text-properties officeooo:rsid="000ca8d7"/>
    </style:style>
    <style:style style:name="T17" style:family="text">
      <style:text-properties officeooo:rsid="000f4795"/>
    </style:style>
    <style:style style:name="T18" style:family="text">
      <style:text-properties officeooo:rsid="0010c28b"/>
    </style:style>
    <style:style style:name="T19" style:family="text">
      <style:text-properties officeooo:rsid="0012b516"/>
    </style:style>
    <style:style style:name="T20" style:family="text">
      <style:text-properties officeooo:rsid="001462d9"/>
    </style:style>
    <style:style style:name="T21" style:family="text">
      <style:text-properties officeooo:rsid="0014c12e"/>
    </style:style>
    <style:style style:name="T22" style:family="text">
      <style:text-properties officeooo:rsid="0015eaba"/>
    </style:style>
    <style:style style:name="T23" style:family="text">
      <style:text-properties officeooo:rsid="0017cec1"/>
    </style:style>
    <style:style style:name="T24" style:family="text">
      <style:text-properties officeooo:rsid="0018c6a8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6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3">Walnut Brown Ale</text:span> <text:s text:c="65"/></text:p>
      <text:p text:style-name="P3"><text:span text:style-name="T4">Brew Date: <text:s text:c="3"/></text:span><text:span text:style-name="T5">Feb 1'16</text:span><text:span text:style-name="T4"> <text:s text:c="65"/></text:span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/text:span><text:span text:style-name="T5">1.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2" svg:x1="1.543cm" svg:y1="0.624cm" svg:x2="1.622cm" svg:y2="6.577cm"><text:p/></draw:line><draw:line text:anchor-type="paragraph" draw:z-index="5" draw:style-name="gr2" draw:text-style-name="P22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9">7.13 <text:s text:c="2"/># <text:s text:c="6"/>Pale</text:p>
      <text:p text:style-name="P9">8.87 <text:s text:c="2"/># <text:s text:c="6"/>ESB</text:p>
      <text:p text:style-name="P21"><text:span text:style-name="T24">forgot bisquit malt</text:span></text:p>
      <text:p text:style-name="P9">1.5 <text:s text:c="5"/># <text:s text:c="5"/>Crystal 60-80L</text:p>
      <text:p text:style-name="P9">2 <text:s text:c="9"/># <text:s text:c="4"/>Wheat</text:p>
      <text:p text:style-name="P9">1 <text:s text:c="8"/># <text:s text:c="5"/>Brown</text:p>
      <text:p text:style-name="P9">2 <text:s text:c="8"/>c <text:s text:c="6"/>Toasted Walnuts</text:p>
      <text:p text:style-name="P7"><text:s/>1 <text:s text:c="15"/>Tsp NaCl (mash)</text:p>
      <text:p text:style-name="P7"><draw:custom-shape text:anchor-type="paragraph" draw:z-index="2" draw:style-name="gr1" draw:text-style-name="P22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17"><draw:line text:anchor-type="paragraph" draw:z-index="4" draw:style-name="gr2" draw:text-style-name="P22" svg:x1="1.623cm" svg:y1="0.626cm" svg:x2="1.702cm" svg:y2="0.6cm"><text:p/></draw:line> <text:s text:c="4"/>Irish Moss</text:p>
      <text:p text:style-name="P18"><text:s text:c="13"/><text:span text:style-name="T10">Mauribrew Ale 514</text:span> Yeast</text:p>
      <text:p text:style-name="P7"/>
      <text:p text:style-name="P7"/>
      <text:p text:style-name="P7"><draw:line text:anchor-type="paragraph" draw:z-index="7" draw:style-name="gr2" draw:text-style-name="P22" svg:x1="7.497cm" svg:y1="0.564cm" svg:x2="7.576cm" svg:y2="4.004cm"><text:p/></draw:line>Qt <text:s/>oz/g <text:s text:c="2"/>Hop/Seasoning <text:s text:c="4"/><text:span text:style-name="T13">Time</text:span></text:p>
      <text:p text:style-name="P8"><draw:line text:anchor-type="paragraph" draw:z-index="6" draw:style-name="gr2" draw:text-style-name="P22" svg:x1="2.549cm" svg:y1="0.012cm" svg:x2="2.628cm" svg:y2="3.452cm"><text:p/></draw:line><text:span text:style-name="T17">42 <text:s text:c="4"/>g <text:s text:c="5"/>NB</text:span> <text:s text:c="22"/><text:span text:style-name="T13">90 min</text:span></text:p>
      <text:p text:style-name="P10">8 <text:s text:c="7"/>g <text:s text:c="4"/>Fuggles <text:s text:c="15"/><text:span text:style-name="T18">90 min</text:span> </text:p>
      <text:p text:style-name="P15">75 <text:s text:c="11"/>g <text:s text:c="10"/><text:span text:style-name="T18">Fuggles</text:span> <text:s text:c="41"/>15 min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1">Primary:</text:p>
      <text:p text:style-name="P11">Racked:<text:tab/><text:tab/><text:tab/><text:tab/><text:tab/><text:tab/></text:p>
      <text:p text:style-name="P11">Racked:</text:p>
      <text:p text:style-name="P11">Bottled:<text:tab/><text:tab/><text:tab/><text:tab/><text:tab/><text:tab/></text:p>
      <text:p text:style-name="P11">Kegged:</text:p>
      <text:p text:style-name="P11">Re-Kegged:</text:p>
      <text:p text:style-name="P1"><text:span text:style-name="T7">Purged:</text:span><text:span text:style-name="T3"><text:tab/><text:tab/><text:tab/><text:tab/><text:tab/><text:tab/>Charged:</text:span></text:p>
      <text:p text:style-name="P11"><text:soft-page-break/></text:p>
      <text:p text:style-name="P11"/>
      <text:p text:style-name="P11"/>
      <text:p text:style-name="P11"/>
      <text:p text:style-name="P11"/>
      <text:p text:style-name="P11">Start Time: <text:span text:style-name="T14">7:15am</text:span></text:p>
      <text:p text:style-name="P11">Fill mash tun:<text:tab/><text:span text:style-name="T14">Sun</text:span></text:p>
      <text:p text:style-name="P11">Fill sparge kettle:<text:tab/><text:span text:style-name="T14">Sun</text:span><text:tab/><text:tab/><text:tab/><text:tab/></text:p>
      <text:p text:style-name="P11">Fire burners: <text:span text:style-name="T14">7:15</text:span>am</text:p>
      <text:p text:style-name="P11">Heat Mash Tun : Target Temp: 1<text:span text:style-name="T14">50</text:span> <text:s text:c="3"/></text:p>
      <text:p text:style-name="P11">Heat Sparge Kettle: Target Temp: 1<text:span text:style-name="T14">55</text:span></text:p>
      <text:p text:style-name="P11">Target Temp (Mash): 15<text:span text:style-name="T14">4</text:span></text:p>
      <text:p text:style-name="P11"><draw:frame draw:style-name="fr3" draw:name="Object2" text:anchor-type="paragraph" svg:x="7.973cm" svg:y="0.25cm" svg:width="12.973cm" svg:height="8.999cm" draw:z-index="8"><draw:object xlink:href="./Object 3" xlink:type="simple" xlink:show="embed" xlink:actuate="onLoad"/><draw:image xlink:href="./ObjectReplacements/Object 3" xlink:type="simple" xlink:show="embed" xlink:actuate="onLoad"/></draw:frame>Grind grain: <text:s text:c="3"/><text:span text:style-name="T15">8:00am</text:span></text:p>
      <text:p text:style-name="P11">sparge temp: <text:span text:style-name="T16">156</text:span></text:p>
      <text:p text:style-name="P11">Strike Temp: <text:span text:style-name="T16">150</text:span></text:p>
      <text:p text:style-name="P11">pump temp: <text:s/><text:span text:style-name="T16">150</text:span></text:p>
      <text:p text:style-name="P11">Mash in: <text:span text:style-name="T16">142</text:span></text:p>
      <text:p text:style-name="P11">Temp: <text:span text:style-name="T16">heat on sparge kettle (below target)</text:span></text:p>
      <text:p text:style-name="P11"><text:span text:style-name="T16">M</text:span>ash: Duration: <text:s/><text:span text:style-name="T16">90</text:span> <text:s text:c="5"/>minutes <text:s text:c="7"/></text:p>
      <text:p text:style-name="P11">Start: <text:s/><text:span text:style-name="T16">8:40</text:span> <text:s text:c="3"/>Finish: !<text:span text:style-name="T16">0:10</text:span></text:p>
      <text:p text:style-name="P11">Heat (to deactivate enzymes)<text:tab/></text:p>
      <text:p text:style-name="P11">Target Temp: 168 <text:s text:c="2"/>Start: <text:s text:c="2"/><text:span text:style-name="T16">10:10</text:span> <text:s text:c="3"/></text:p>
      <text:p text:style-name="P11">Finish: <text:s text:c="2"/><text:span text:style-name="T17">10:35</text:span></text:p>
      <text:p text:style-name="P11">Heat Sparge H20 (Target175◦) <text:s text:c="7"/></text:p>
      <text:p text:style-name="P11">Sparge: Start: <text:s/><text:span text:style-name="T17">10:36</text:span></text:p>
      <text:p text:style-name="P11">Finish:<text:span text:style-name="T19">11:18</text:span></text:p>
      <text:p text:style-name="P11">Wort collected: <text:s text:c="2"/><text:span text:style-name="T19">kettle + 15 qts</text:span></text:p>
      <text:p text:style-name="P11">Boil : Burner On: <text:s/><text:span text:style-name="T19">11:10</text:span></text:p>
      <text:p text:style-name="P11">Rolling Boil: <text:s text:c="2"/><text:span text:style-name="T20">11:45</text:span> </text:p>
      <text:p text:style-name="P13">Hops In: <text:s text:c="3"/><text:span text:style-name="T20">11:52</text:span> </text:p>
      <text:p text:style-name="P13"><text:span text:style-name="T21">Whirlflock in: 1:06</text:span> <text:s text:c="5"/></text:p>
      <text:p text:style-name="P11">Hops in : <text:s/><text:span text:style-name="T20">1:07</text:span></text:p>
      <text:p text:style-name="P11">Duration: 90 min <text:s/>Start: <text:s/><text:span text:style-name="T20">11:52 <text:s text:c="3"/></text:span>Finish: <text:s text:c="2"/><text:span text:style-name="T20">1:22</text:span> <text:s text:c="3"/></text:p>
      <text:p text:style-name="P11">Burner Off: <text:span text:style-name="T20">1:22</text:span></text:p>
      <text:p text:style-name="P11">Rest 15 min <text:s text:c="7"/></text:p>
      <text:p text:style-name="P11">Pump and chill: <text:s text:c="3"/></text:p>
      <text:p text:style-name="P14">Start: <text:s text:c="2"/><text:span text:style-name="T20">1:37</text:span> <text:s text:c="2"/>Finish: <text:s text:c="2"/><text:span text:style-name="T23">2:15</text:span> <text:s text:c="2"/></text:p>
      <text:p text:style-name="P11">OG : <text:s text:c="2"/><text:span text:style-name="T22">1.057</text:span></text:p>
      <text:p text:style-name="P12">Yeast: <text:span text:style-name="T12">Mauribrew Ale 514</text:span><text:span text:style-name="T11"> Yeast</text:span> <text:s/></text:p>
      <text:p text:style-name="P11">Irish Moss</text:p>
      <text:p text:style-name="P5"/>
      <text:p text:style-name="P5"/>
      <text:p text:style-name="P5"/>
      <text:p text:style-name="P5">Notes:<text:span text:style-name="T24">forgot bisquit malt</text:span>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22T08:17:01.219877093</dc:date>
    <meta:editing-duration>PT4H6M26S</meta:editing-duration>
    <meta:editing-cycles>9</meta:editing-cycles>
    <meta:document-statistic meta:table-count="0" meta:image-count="0" meta:object-count="3" meta:page-count="3" meta:paragraph-count="66" meta:word-count="224" meta:character-count="2610" meta:non-whitespace-character-count="10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73cm" svg:height="8.999cm" xlink:href="." xlink:type="simple" chart:class="chart:line" chart:style-name="ch1">
        <chart:title svg:x="3.77cm" svg:y="0.315cm" chart:style-name="ch2">
          <text:p>Walnut Brown Ale Feb 1'16</text:p>
        </chart:title>
        <chart:legend chart:legend-position="end" svg:x="10.306cm" svg:y="3.702cm" style:legend-expansion="high" chart:style-name="ch3"/>
        <chart:plot-area chart:style-name="ch4" chart:data-source-has-labels="both" svg:x="1.27cm" svg:y="1.299cm" svg:width="8.777cm" svg:height="6.54cm">
          <chartooo:coordinate-region svg:x="2.421cm" svg:y="1.498cm" svg:width="7.626cm" svg:height="5.296cm"/>
          <chart:axis chart:dimension="x" chart:name="primary-x" chart:style-name="ch5" chartooo:axis-type="auto">
            <chartooo:date-scale/>
            <chart:title svg:x="5.296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2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